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Montserrat-Regular" svg:font-family="Montserrat-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50%"/>
      <style:text-properties style:font-name="Times New Roman" fo:font-size="12pt" fo:font-weight="bold" officeooo:rsid="001d8624" officeooo:paragraph-rsid="001d8624" style:font-size-asian="10.5pt" style:font-weight-asian="bold" style:font-size-complex="12pt" style:font-weight-complex="bold"/>
    </style:style>
    <style:style style:name="P2" style:family="paragraph" style:parent-style-name="Text_20_body">
      <style:text-properties fo:font-weight="bold" officeooo:rsid="001f144c" officeooo:paragraph-rsid="001f144c" style:font-weight-asian="bold" style:font-weight-complex="bold"/>
    </style:style>
    <style:style style:name="P3" style:family="paragraph" style:parent-style-name="Text_20_body">
      <style:text-properties fo:font-weight="normal" officeooo:rsid="001f144c" officeooo:paragraph-rsid="001f144c" style:font-weight-asian="normal" style:font-weight-complex="normal"/>
    </style:style>
    <style:style style:name="P4" style:family="paragraph" style:parent-style-name="Standard">
      <style:text-properties style:font-name="Times New Roman" fo:font-size="14pt" officeooo:rsid="001b0dbf" officeooo:paragraph-rsid="001b0dbf" style:font-size-asian="12.25pt" style:font-size-complex="14pt"/>
    </style:style>
    <style:style style:name="P5" style:family="paragraph" style:parent-style-name="Standard">
      <style:paragraph-properties fo:text-align="center" style:justify-single-word="false"/>
      <style:text-properties style:font-name="Times New Roman" fo:font-size="14pt" officeooo:rsid="001b0dbf" officeooo:paragraph-rsid="001b0dbf" style:font-size-asian="12.25pt" style:font-size-complex="14pt"/>
    </style:style>
    <style:style style:name="P6" style:family="paragraph" style:parent-style-name="Standard">
      <style:paragraph-properties fo:line-height="150%"/>
      <style:text-properties style:font-name="Times New Roman" fo:font-size="12pt" officeooo:rsid="001b0dbf" officeooo:paragraph-rsid="001b0dbf" style:font-size-asian="10.5pt" style:font-size-complex="12pt"/>
    </style:style>
    <style:style style:name="P7" style:family="paragraph" style:parent-style-name="Standard">
      <style:paragraph-properties fo:line-height="150%"/>
      <style:text-properties style:font-name="Times New Roman" fo:font-size="12pt" officeooo:rsid="001ce92e" officeooo:paragraph-rsid="001ce92e" style:font-size-asian="10.5pt" style:font-size-complex="12pt"/>
    </style:style>
    <style:style style:name="P8" style:family="paragraph" style:parent-style-name="Standard">
      <style:paragraph-properties fo:line-height="150%"/>
      <style:text-properties style:font-name="Times New Roman" fo:font-size="12pt" fo:font-weight="bold" officeooo:rsid="001ce92e" officeooo:paragraph-rsid="001ce92e" style:font-size-asian="10.5pt" style:font-weight-asian="bold" style:font-size-complex="12pt" style:font-weight-complex="bold"/>
    </style:style>
    <style:style style:name="P9" style:family="paragraph" style:parent-style-name="Standard">
      <style:paragraph-properties fo:line-height="150%"/>
      <style:text-properties style:font-name="Times New Roman" fo:font-size="12pt" fo:font-weight="bold" officeooo:rsid="001d8624" officeooo:paragraph-rsid="001d8624" style:font-size-asian="10.5pt" style:font-weight-asian="bold" style:font-size-complex="12pt" style:font-weight-complex="bold"/>
    </style:style>
    <style:style style:name="P10" style:family="paragraph" style:parent-style-name="Standard">
      <style:paragraph-properties fo:line-height="150%"/>
      <style:text-properties style:font-name="Times New Roman" fo:font-size="12pt" fo:font-weight="normal" officeooo:rsid="001d8624" officeooo:paragraph-rsid="001d8624" style:font-size-asian="10.5pt" style:font-weight-asian="normal" style:font-size-complex="12pt" style:font-weight-complex="normal"/>
    </style:style>
    <style:style style:name="P11" style:family="paragraph" style:parent-style-name="Standard">
      <style:paragraph-properties fo:line-height="150%" fo:break-before="page"/>
      <style:text-properties style:font-name="Times New Roman" fo:font-size="12pt" fo:font-weight="bold" officeooo:rsid="001ce92e" officeooo:paragraph-rsid="001ce92e" style:font-size-asian="10.5pt" style:font-weight-asian="bold" style:font-size-complex="12pt" style:font-weight-complex="bold"/>
    </style:style>
    <style:style style:name="T1" style:family="text">
      <style:text-properties officeooo:rsid="001ce92e"/>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stituto Tecnológico de Costa Rica</text:p>
      <text:p text:style-name="P5"/>
      <text:p text:style-name="P5"/>
      <text:p text:style-name="P5"/>
      <text:p text:style-name="P5">Lenguajes de programación</text:p>
      <text:p text:style-name="P5"/>
      <text:p text:style-name="P5"/>
      <text:p text:style-name="P5">grupo 2</text:p>
      <text:p text:style-name="P5"/>
      <text:p text:style-name="P5"/>
      <text:p text:style-name="P5">Proyecto #1: Sistema de de mensajería en C usando fork()</text:p>
      <text:p text:style-name="P5"/>
      <text:p text:style-name="P5"/>
      <text:p text:style-name="P5"/>
      <text:p text:style-name="P5">Integrantes:</text:p>
      <text:p text:style-name="P5"/>
      <text:p text:style-name="P5">Jose Pablo Zúñiga Valverde</text:p>
      <text:p text:style-name="P5">2016113355</text:p>
      <text:p text:style-name="P5"/>
      <text:p text:style-name="P5">Joshua Jimenes Leiton</text:p>
      <text:p text:style-name="P5">200823980</text:p>
      <text:p text:style-name="P5"/>
      <text:p text:style-name="P5">Jose Fabio Hidalgo Rodríguez</text:p>
      <text:p text:style-name="P5">2017100950</text:p>
      <text:p text:style-name="P4"/>
      <text:p text:style-name="P4"/>
      <text:p text:style-name="P11">Introducción:</text:p>
      <text:p text:style-name="P6">C es un Lenguaje de programación multipropósito, creado por Dennis Ritchie en 1973, Bell Laboratories, para uso con <text:span text:style-name="T1">sistema operativo</text:span> Unix, compiladores y programas. <text:span text:style-name="T1">Posee archivos de encabezado y archivos fuente.</text:span></text:p>
      <text:p text:style-name="P6"/>
      <text:p text:style-name="P7">Para el proyecto propuesto se debe crear un sistema de servidor y clientes con sockets, múltiples clientes deben poder conectarse y enviar mensajes entre estos pasando por el servidor.</text:p>
      <text:p text:style-name="P7"/>
      <text:p text:style-name="P8">Función fork():</text:p>
      <text:p text:style-name="P8"><text:span text:style-name="T2">Esta función es la que se encarga de crear un nuevo proceso dentro de un proceso. El nuevo proceso creado es una copia exacta del original, con la única diferencia que cada uno de ellos tiene su propio identificador de proceso (pid). [1].</text:span></text:p>
      <text:p text:style-name="P8"><text:span text:style-name="T2"/></text:p>
      <text:p text:style-name="P8"><text:span text:style-name="T2">En este proyecto, el fork se emplea para atender a 2 o más clientes de forma simultanea, así como en el manejo de envío y recepción de mensajes en el servidor de forma que se puedan atender todos los mensajes que se envían.</text:span></text:p>
      <text:p text:style-name="P8"><text:span text:style-name="T4"/></text:p>
      <text:p text:style-name="P9"><text:span text:style-name="T3">Pipe():</text:span></text:p>
      <text:p text:style-name="P10"><text:span text:style-name="T3">Para comunicar los procesos padre e hijo del fork, se emplea un pipe, el cual se encarga de enviar los mensajes de un cliente en el proceso padre a otro cliente en el proceso hijo.</text:span></text:p>
      <text:p text:style-name="P10"><text:span text:style-name="T3"/></text:p>
      <text:p text:style-name="P9"><text:span text:style-name="T4">El pipe “p” se hereda al hacer el fork() que da lugar al proceso hijo, pero es necesario que el padre haga un close() de p[0] (el lado de lectura de la tubería), y el hijo haga un close() de p[1] (el lado de escritura de la tubería). Una vez hecho esto, los dos procesos pueden emplear la tubería para comunicarse (siempre unidireccionalmente), haciendo write() en p[1] y read() en p[0], respectivamente. [2].</text:span></text:p>
      <text:p text:style-name="P9"><text:span text:style-name="T4"/></text:p>
      <text:p text:style-name="P9"><text:span text:style-name="T3">Sockets:</text:span></text:p>
      <text:p text:style-name="P1"><text:span text:style-name="T5">Socket</text:span><text:span text:style-name="T4"> designa un concepto abstracto por el cual dos programas (posiblemente situados en computadoras distintas) pueden intercambiar cualquier flujo de datos, generalmente de manera fiable y ordenada.</text:span></text:p>
      <text:p text:style-name="Text_20_body">Un socket es, como su propio nombre indica, un conector o enchufe. Con él podremos conectarnos a ordenadores remotos o permitir que éstos se conecten al nuestro a través de la red. En realidad un socket no es más que un descriptor de fichero un tanto especial.</text:p>
      <text:p text:style-name="P2"><text:soft-page-break/>Implementación:</text:p>
      <text:p text:style-name="P3">Se inicia con un sistema sencillo de sockets cliente/servidor por el cual basarse para añadir el resto de las funcionalidades que se requieren para el proyecto.</text:p>
      <text:p text:style-name="P3"/>
      <text:p text:style-name="P3">Seguido, a esta base se le añaden forks para permitir la conexión de varios clientes al servidor.</text:p>
      <text:p text:style-name="P3"/>
      <text:p text:style-name="P2">Fuentes:</text:p>
      <text:p text:style-name="P2"><text:span text:style-name="T2">[1]- </text:span><text:a xlink:type="simple" xlink:href="https://nideaderedes.urlansoft.com/2009/10/26/procesos-en-c-crear-un-nuevo-proceso-con-fork/" text:style-name="Internet_20_link" text:visited-style-name="Visited_20_Internet_20_Link"><text:span text:style-name="T2">https://nideaderedes.urlansoft.com/2009/10/26/procesos-en-c-crear-un-nuevo-proceso-con-fork/</text:span></text:a></text:p>
      <text:p text:style-name="P2"><text:span text:style-name="T2">[2]- </text:span><text:a xlink:type="simple" xlink:href="https://www.programacion.com.py/escritorio/c/pipes-en-c-linux" text:style-name="Internet_20_link" text:visited-style-name="Visited_20_Internet_20_Link"><text:span text:style-name="T2">https://www.programacion.com.py/escritorio/c/pipes-en-c-linux</text:span></text:a></text:p>
      <text:p text:style-name="P2"><text:span text:style-name="T2">[3]- </text:span><text:a xlink:type="simple" xlink:href="https://www.programacion.com.py/noticias/sockets-en-c-parte-i-linux" text:style-name="Internet_20_link" text:visited-style-name="Visited_20_Internet_20_Link"><text:span text:style-name="T2">https://www.programacion.com.py/noticias/sockets-en-c-parte-i-linux</text:span></text:a></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Montserrat-Regular" svg:font-family="Montserrat-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C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23:25:18.121000000</meta:creation-date>
    <dc:date>2019-03-22T00:10:00.706000000</dc:date>
    <meta:editing-duration>PT47S</meta:editing-duration>
    <meta:editing-cycles>1</meta:editing-cycles>
    <meta:document-statistic meta:table-count="0" meta:image-count="0" meta:object-count="0" meta:page-count="3" meta:paragraph-count="30" meta:word-count="419" meta:character-count="2704" meta:non-whitespace-character-count="2315"/>
    <meta:generator>LibreOffice/6.2.0.3$Windows_X86_64 LibreOffice_project/98c6a8a1c6c7b144ce3cc729e34964b47ce25d62</meta:generator>
  </office:meta>
</office:document-meta>
</file>